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chances</text:p>
          </table:table-cell>
          <table:covered-table-cell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formula="of:=((([.B4]+[.C4]+[.D4])/3)*100)/325" office:value-type="float" office:value="97.8461538461538" calcext:value-type="float">
            <text:p>97.8461538461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((([.B5]+[.C5]+[.D5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formula="of:=((([.B6]+[.C6]+[.D6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((([.B7]+[.C7]+[.D7])/3)*100)/325" office:value-type="float" office:value="98.3589743589744" calcext:value-type="float">
            <text:p>98.358974358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formula="of:=((([.B8]+[.C8]+[.D8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formula="of:=((([.B9]+[.C9]+[.D9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table:formula="of:=((([.B10]+[.C10]+[.D10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table:formula="of:=((([.B11]+[.C11]+[.D11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table:formula="of:=((([.B12]+[.C12]+[.D12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2" calcext:value-type="float">
            <text:p>322</text:p>
          </table:table-cell>
          <table:table-cell table:formula="of:=((([.B13]+[.C13]+[.D13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  <table:table-cell table:formula="of:=((([.B14]+[.C14]+[.D14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formula="of:=((([.B15]+[.C15]+[.D15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table:formula="of:=((([.B16]+[.C16]+[.D16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1" calcext:value-type="float">
            <text:p>321</text:p>
          </table:table-cell>
          <table:table-cell table:formula="of:=((([.B17]+[.C17]+[.D17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table:formula="of:=((([.B18]+[.C18]+[.D18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2" calcext:value-type="float">
            <text:p>322</text:p>
          </table:table-cell>
          <table:table-cell table:formula="of:=((([.B19]+[.C19]+[.D19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table:formula="of:=((([.B20]+[.C20]+[.D20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formula="of:=((([.B21]+[.C21]+[.D21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formula="of:=((([.B22]+[.C22]+[.D22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table:formula="of:=((([.B23]+[.C23]+[.D23])/3)*100)/325" office:value-type="float" office:value="98.5641025641026" calcext:value-type="float">
            <text:p>98.5641025641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1:47:40.785148359</meta:creation-date>
    <dc:date>2020-06-18T21:49:48.007417800</dc:date>
    <meta:editing-duration>PT2M7S</meta:editing-duration>
    <meta:editing-cycles>1</meta:editing-cycles>
    <meta:document-statistic meta:table-count="1" meta:cell-count="101" meta:object-count="0"/>
    <meta:generator>LibreOffice/6.0.7.3$Linux_X86_64 LibreOffice_project/00m0$Build-3</meta:generator>
  </office:meta>
</office:document-meta>
</file>